
<file path=META-INF/manifest.xml><?xml version="1.0" encoding="utf-8"?>
<manifest:manifest xmlns:manifest="urn:oasis:names:tc:opendocument:xmlns:manifest:1.0">
  <manifest:file-entry manifest:full-path="Object 33/" manifest:media-type="application/vnd.oasis.opendocument.chart"/>
  <manifest:file-entry manifest:full-path="Object 50/" manifest:media-type="application/vnd.oasis.opendocument.chart"/>
  <manifest:file-entry manifest:full-path="Object 77/" manifest:media-type="application/vnd.oasis.opendocument.chart"/>
  <manifest:file-entry manifest:full-path="Object 16/" manifest:media-type="application/vnd.oasis.opendocument.chart"/>
  <manifest:file-entry manifest:full-path="Object 80/" manifest:media-type="application/vnd.oasis.opendocument.chart"/>
  <manifest:file-entry manifest:full-path="Object 46/" manifest:media-type="application/vnd.oasis.opendocument.chart"/>
  <manifest:file-entry manifest:full-path="Object 63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15/" manifest:media-type="application/vnd.oasis.opendocument.chart"/>
  <manifest:file-entry manifest:full-path="Object 59/" manifest:media-type="application/vnd.oasis.opendocument.chart"/>
  <manifest:file-entry manifest:full-path="Object 76/" manifest:media-type="application/vnd.oasis.opendocument.chart"/>
  <manifest:file-entry manifest:full-path="Object 45/" manifest:media-type="application/vnd.oasis.opendocument.chart"/>
  <manifest:file-entry manifest:full-path="Object 62/" manifest:media-type="application/vnd.oasis.opendocument.chart"/>
  <manifest:file-entry manifest:full-path="Object 89/" manifest:media-type="application/vnd.oasis.opendocument.chart"/>
  <manifest:file-entry manifest:full-path="Object 28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53/" manifest:media-type="application/vnd.oasis.opendocument.chart"/>
  <manifest:file-entry manifest:full-path="Object 58/" manifest:media-type="application/vnd.oasis.opendocument.chart"/>
  <manifest:file-entry manifest:full-path="Object 75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44/" manifest:media-type="application/vnd.oasis.opendocument.chart"/>
  <manifest:file-entry manifest:full-path="Object 61/" manifest:media-type="application/vnd.oasis.opendocument.chart"/>
  <manifest:file-entry manifest:full-path="Object 66/" manifest:media-type="application/vnd.oasis.opendocument.chart"/>
  <manifest:file-entry manifest:full-path="Object 83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Object 49/" manifest:media-type="application/vnd.oasis.opendocument.chart"/>
  <manifest:file-entry manifest:full-path="Object 8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2/" manifest:media-type="application/vnd.oasis.opendocument.chart"/>
  <manifest:file-entry manifest:full-path="Object 57/" manifest:media-type="application/vnd.oasis.opendocument.chart"/>
  <manifest:file-entry manifest:full-path="Object 74/" manifest:media-type="application/vnd.oasis.opendocument.chart"/>
  <manifest:file-entry manifest:full-path="Object 79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43/" manifest:media-type="application/vnd.oasis.opendocument.chart"/>
  <manifest:file-entry manifest:full-path="Object 60/" manifest:media-type="application/vnd.oasis.opendocument.chart"/>
  <manifest:file-entry manifest:full-path="Object 82/" manifest:media-type="application/vnd.oasis.opendocument.chart"/>
  <manifest:file-entry manifest:full-path="Object 2/" manifest:media-type="application/vnd.oasis.opendocument.chart"/>
  <manifest:file-entry manifest:full-path="Object 26/" manifest:media-type="application/vnd.oasis.opendocument.chart"/>
  <manifest:file-entry manifest:full-path="Object 48/" manifest:media-type="application/vnd.oasis.opendocument.chart"/>
  <manifest:file-entry manifest:full-path="Object 65/" manifest:media-type="application/vnd.oasis.opendocument.chart"/>
  <manifest:file-entry manifest:full-path="Object 8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Object 56/" manifest:media-type="application/vnd.oasis.opendocument.chart"/>
  <manifest:file-entry manifest:full-path="Object 73/" manifest:media-type="application/vnd.oasis.opendocument.chart"/>
  <manifest:file-entry manifest:full-path="Object 78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39/" manifest:media-type="application/vnd.oasis.opendocument.chart"/>
  <manifest:file-entry manifest:full-path="Object 81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5/" manifest:media-type="application/vnd.oasis.opendocument.chart"/>
  <manifest:file-entry manifest:full-path="Object 42/" manifest:media-type="application/vnd.oasis.opendocument.chart"/>
  <manifest:file-entry manifest:full-path="Object 47/" manifest:media-type="application/vnd.oasis.opendocument.chart"/>
  <manifest:file-entry manifest:full-path="Object 64/" manifest:media-type="application/vnd.oasis.opendocument.chart"/>
  <manifest:file-entry manifest:full-path="Object 69/" manifest:media-type="application/vnd.oasis.opendocument.chart"/>
  <manifest:file-entry manifest:full-path="Object 86/" manifest:media-type="application/vnd.oasis.opendocument.chart"/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55/" manifest:media-type="application/vnd.oasis.opendocument.chart"/>
  <manifest:file-entry manifest:full-path="Object 72/" manifest:media-type="application/vnd.oasis.opendocument.chart"/>
  <manifest:file-entry manifest:full-path="Object 38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68/" manifest:media-type="application/vnd.oasis.opendocument.chart"/>
  <manifest:file-entry manifest:full-path="Object 8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54/" manifest:media-type="application/vnd.oasis.opendocument.chart"/>
  <manifest:file-entry manifest:full-path="Object 71/" manifest:media-type="application/vnd.oasis.opendocument.chart"/>
  <manifest:file-entry manifest:full-path="Object 37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67/" manifest:media-type="application/vnd.oasis.opendocument.chart"/>
  <manifest:file-entry manifest:full-path="Object 84/" manifest:media-type="application/vnd.oasis.opendocument.chart"/>
  <manifest:file-entry manifest:full-path="Object 4/" manifest:media-type="application/vnd.oasis.opendocument.chart"/>
  <manifest:file-entry manifest:full-path="Object 70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70/styles.xml" manifest:media-type="text/xml"/>
  <manifest:file-entry manifest:full-path="Object 70/content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4/styles.xml" manifest:media-type="text/xml"/>
  <manifest:file-entry manifest:full-path="Object 74/content.xml" manifest:media-type="text/xml"/>
  <manifest:file-entry manifest:full-path="Object 75/styles.xml" manifest:media-type="text/xml"/>
  <manifest:file-entry manifest:full-path="Object 75/content.xml" manifest:media-type="text/xml"/>
  <manifest:file-entry manifest:full-path="Object 76/styles.xml" manifest:media-type="text/xml"/>
  <manifest:file-entry manifest:full-path="Object 76/content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8/styles.xml" manifest:media-type="text/xml"/>
  <manifest:file-entry manifest:full-path="Object 78/content.xml" manifest:media-type="text/xml"/>
  <manifest:file-entry manifest:full-path="Object 79/styles.xml" manifest:media-type="text/xml"/>
  <manifest:file-entry manifest:full-path="Object 79/content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1/styles.xml" manifest:media-type="text/xml"/>
  <manifest:file-entry manifest:full-path="Object 81/content.xml" manifest:media-type="text/xml"/>
  <manifest:file-entry manifest:full-path="Object 82/styles.xml" manifest:media-type="text/xml"/>
  <manifest:file-entry manifest:full-path="Object 82/content.xml" manifest:media-type="text/xml"/>
  <manifest:file-entry manifest:full-path="Object 83/styles.xml" manifest:media-type="text/xml"/>
  <manifest:file-entry manifest:full-path="Object 83/content.xml" manifest:media-type="text/xml"/>
  <manifest:file-entry manifest:full-path="Object 84/styles.xml" manifest:media-type="text/xml"/>
  <manifest:file-entry manifest:full-path="Object 84/content.xml" manifest:media-type="text/xml"/>
  <manifest:file-entry manifest:full-path="Object 85/styles.xml" manifest:media-type="text/xml"/>
  <manifest:file-entry manifest:full-path="Object 85/content.xml" manifest:media-type="text/xml"/>
  <manifest:file-entry manifest:full-path="Object 86/styles.xml" manifest:media-type="text/xml"/>
  <manifest:file-entry manifest:full-path="Object 86/content.xml" manifest:media-type="text/xml"/>
  <manifest:file-entry manifest:full-path="Object 87/styles.xml" manifest:media-type="text/xml"/>
  <manifest:file-entry manifest:full-path="Object 87/content.xml" manifest:media-type="text/xml"/>
  <manifest:file-entry manifest:full-path="Object 88/styles.xml" manifest:media-type="text/xml"/>
  <manifest:file-entry manifest:full-path="Object 88/content.xml" manifest:media-type="text/xml"/>
  <manifest:file-entry manifest:full-path="Object 89/styles.xml" manifest:media-type="text/xml"/>
  <manifest:file-entry manifest:full-path="Object 8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Heading_3" style:data-style-name="N0">
      <style:table-cell-properties style:vertical-align="top" fo:background-color="#D9D9D9"/>
    </style:style>
    <style:style style:name="ce7" style:family="table-cell" style:parent-style-name="Heading_3" style:data-style-name="N13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86">
      <style:graphic-properties/>
    </style:style>
    <style:style style:family="graphic" style:name="a87">
      <style:graphic-properties/>
    </style:style>
    <style:style style:family="graphic" style:name="a50">
      <style:graphic-properties/>
    </style:style>
    <style:style style:family="graphic" style:name="a88">
      <style:graphic-properties/>
    </style:style>
    <style:style style:family="graphic" style:name="a51">
      <style:graphic-properties/>
    </style:style>
    <style:style style:family="graphic" style:name="a52">
      <style:graphic-properties/>
    </style:style>
    <style:style style:family="graphic" style:name="a53">
      <style:graphic-properties/>
    </style:style>
    <style:style style:family="graphic" style:name="a54">
      <style:graphic-properties/>
    </style:style>
    <style:style style:family="graphic" style:name="a55">
      <style:graphic-properties/>
    </style:style>
    <style:style style:family="graphic" style:name="a56">
      <style:graphic-properties/>
    </style:style>
    <style:style style:family="graphic" style:name="a57">
      <style:graphic-properties/>
    </style:style>
    <style:style style:family="graphic" style:name="a58">
      <style:graphic-properties/>
    </style:style>
    <style:style style:family="graphic" style:name="a20">
      <style:graphic-properties/>
    </style:style>
    <style:style style:family="graphic" style:name="a59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graphic" style:name="a64">
      <style:graphic-properties/>
    </style:style>
    <style:style style:family="graphic" style:name="a0">
      <style:graphic-properties/>
    </style:style>
    <style:style style:family="graphic" style:name="a65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66">
      <style:graphic-properties/>
    </style:style>
    <style:style style:family="graphic" style:name="a3">
      <style:graphic-properties/>
    </style:style>
    <style:style style:family="graphic" style:name="a67">
      <style:graphic-properties/>
    </style:style>
    <style:style style:family="graphic" style:name="a30">
      <style:graphic-properties/>
    </style:style>
    <style:style style:family="graphic" style:name="a68">
      <style:graphic-properties/>
    </style:style>
    <style:style style:family="graphic" style:name="a4">
      <style:graphic-properties/>
    </style:style>
    <style:style style:family="graphic" style:name="a31">
      <style:graphic-properties/>
    </style:style>
    <style:style style:family="graphic" style:name="a69">
      <style:graphic-properties/>
    </style:style>
    <style:style style:family="graphic" style:name="a5">
      <style:graphic-properties/>
    </style:style>
    <style:style style:family="graphic" style:name="a32">
      <style:graphic-properties/>
    </style:style>
    <style:style style:family="graphic" style:name="a6">
      <style:graphic-properties/>
    </style:style>
    <style:style style:family="graphic" style:name="a33">
      <style:graphic-properties/>
    </style:style>
    <style:style style:family="graphic" style:name="a7">
      <style:graphic-properties/>
    </style:style>
    <style:style style:family="graphic" style:name="a34">
      <style:graphic-properties/>
    </style:style>
    <style:style style:family="graphic" style:name="a8">
      <style:graphic-properties/>
    </style:style>
    <style:style style:family="graphic" style:name="a35">
      <style:graphic-properties/>
    </style:style>
    <style:style style:family="graphic" style:name="a9">
      <style:graphic-properties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70">
      <style:graphic-properties/>
    </style:style>
    <style:style style:family="graphic" style:name="a71">
      <style:graphic-properties/>
    </style:style>
    <style:style style:family="graphic" style:name="a72">
      <style:graphic-properties/>
    </style:style>
    <style:style style:family="graphic" style:name="a73">
      <style:graphic-properties/>
    </style:style>
    <style:style style:family="graphic" style:name="a74">
      <style:graphic-properties/>
    </style:style>
    <style:style style:family="graphic" style:name="a75">
      <style:graphic-properties/>
    </style:style>
    <style:style style:family="graphic" style:name="a76">
      <style:graphic-properties/>
    </style:style>
    <style:style style:family="graphic" style:name="a77">
      <style:graphic-properties/>
    </style:style>
    <style:style style:family="graphic" style:name="a40">
      <style:graphic-properties/>
    </style:style>
    <style:style style:family="graphic" style:name="a78">
      <style:graphic-properties/>
    </style:style>
    <style:style style:family="graphic" style:name="a41">
      <style:graphic-properties/>
    </style:style>
    <style:style style:family="graphic" style:name="a79">
      <style:graphic-properties/>
    </style:style>
    <style:style style:family="graphic" style:name="a42">
      <style:graphic-properties/>
    </style:style>
    <style:style style:family="graphic" style:name="a43">
      <style:graphic-properties/>
    </style:style>
    <style:style style:family="graphic" style:name="a44">
      <style:graphic-properties/>
    </style:style>
    <style:style style:family="graphic" style:name="a45">
      <style:graphic-properties/>
    </style:style>
    <style:style style:family="graphic" style:name="a46">
      <style:graphic-properties/>
    </style:style>
    <style:style style:family="graphic" style:name="a47">
      <style:graphic-properties/>
    </style:style>
    <style:style style:family="graphic" style:name="a10">
      <style:graphic-properties/>
    </style:style>
    <style:style style:family="graphic" style:name="a48">
      <style:graphic-properties/>
    </style:style>
    <style:style style:family="graphic" style:name="a11">
      <style:graphic-properties/>
    </style:style>
    <style:style style:family="graphic" style:name="a4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80">
      <style:graphic-properties/>
    </style:style>
    <style:style style:family="graphic" style:name="a81">
      <style:graphic-properties/>
    </style:style>
    <style:style style:family="graphic" style:name="a82">
      <style:graphic-properties/>
    </style:style>
    <style:style style:family="graphic" style:name="a83">
      <style:graphic-properties/>
    </style:style>
    <style:style style:family="graphic" style:name="a84">
      <style:graphic-properties/>
    </style:style>
    <style:style style:family="graphic" style:name="a8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e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IE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WO-DIMENSIONAL PIE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EXPLOS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ROTA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45°</text:p>
          </table:table-cell>
          <table:table-cell table:number-columns-repeated="3" table:style-name="ce5"/>
          <table:table-cell office:value-type="string" table:style-name="ce5">
            <text:p>0°</text:p>
          </table:table-cell>
          <table:table-cell table:number-columns-repeated="3" table:style-name="ce5"/>
          <table:table-cell office:value-type="string" table:style-name="ce5">
            <text:p>315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7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8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9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PI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also used with multiple series)</text:p>
          </table:table-cell>
          <table:table-cell table:number-columns-repeated="3" table:style-name="ce5"/>
          <table:table-cell office:value-type="string" table:style-name="ce5">
            <text:p>VaryColors = off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6" draw:style-name="a6" draw:name="Chart 13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14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15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Pie_3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IE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HREE-DIMENSIONAL PIE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EXPLOS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9" draw:style-name="a9" draw:name="Chart 2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0" draw:style-name="a10" draw:name="Chart 3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1" draw:style-name="a11" draw:name="Chart 4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ROTA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45°</text:p>
          </table:table-cell>
          <table:table-cell table:number-columns-repeated="3" table:style-name="ce5"/>
          <table:table-cell office:value-type="string" table:style-name="ce5">
            <text:p>0°</text:p>
          </table:table-cell>
          <table:table-cell table:number-columns-repeated="3" table:style-name="ce5"/>
          <table:table-cell office:value-type="string" table:style-name="ce5">
            <text:p>315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2" draw:style-name="a12" draw:name="Chart 9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3" draw:style-name="a13" draw:name="Chart 10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4" draw:style-name="a14" draw:name="Chart 11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PI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also used with multiple series)</text:p>
          </table:table-cell>
          <table:table-cell table:number-columns-repeated="3" table:style-name="ce5"/>
          <table:table-cell office:value-type="string" table:style-name="ce5">
            <text:p>VaryColors = off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15" draw:style-name="a15" draw:name="Chart 15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6" draw:style-name="a16" draw:name="Chart 16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17" draw:style-name="a17" draw:name="Chart 17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Doughnut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IE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TWO-DIMENSIONAL DOUGHNUT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EXPLOS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8" draw:style-name="a18" draw:name="Chart 1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9" draw:style-name="a19" draw:name="Chart 2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0" draw:style-name="a20" draw:name="Chart 3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ROTAT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45°</text:p>
          </table:table-cell>
          <table:table-cell table:number-columns-repeated="3" table:style-name="ce5"/>
          <table:table-cell office:value-type="string" table:style-name="ce5">
            <text:p>0°</text:p>
          </table:table-cell>
          <table:table-cell table:number-columns-repeated="3" table:style-name="ce5"/>
          <table:table-cell office:value-type="string" table:style-name="ce5">
            <text:p>315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21" draw:style-name="a21" draw:name="Chart 7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22" draw:style-name="a22" draw:name="Chart 8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23" draw:style-name="a23" draw:name="Chart 9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HOLE SIZ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10%</text:p>
          </table:table-cell>
          <table:table-cell table:number-columns-repeated="3" table:style-name="ce5"/>
          <table:table-cell office:value-type="string" table:style-name="ce7">
            <text:p>50%</text:p>
          </table:table-cell>
          <table:table-cell table:number-columns-repeated="3" table:style-name="ce5"/>
          <table:table-cell office:value-type="string" table:style-name="ce6">
            <text:p>9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24" draw:style-name="a24" draw:name="Chart 13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25" draw:style-name="a25" draw:name="Chart 14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26" draw:style-name="a26" draw:name="Chart 15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4 - DOUGHNUT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ff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10" draw:id="id27" draw:style-name="a27" draw:name="Chart 16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28" draw:style-name="a28" draw:name="Chart 17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PieOfPie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IE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TWO-DIMENSIONAL PIE-OF-PIE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EXPLOS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29" draw:style-name="a29" draw:name="Chart 3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30" draw:style-name="a30" draw:name="Chart 4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31" draw:style-name="a31" draw:name="Chart 5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SECONDARY SIZ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2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office:value-type="string" table:style-name="ce6">
            <text:p>2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2" draw:style-name="a32" draw:name="Chart 9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33" draw:style-name="a33" draw:name="Chart 10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34" draw:style-name="a34" draw:name="Chart 11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3 - GAP WIDTH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office:value-type="string" table:style-name="ce6">
            <text:p>2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35" draw:style-name="a35" draw:name="Chart 15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36" draw:style-name="a36" draw:name="Chart 16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37" draw:style-name="a37" draw:name="Chart 17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4 - SPLIT MOD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ast 3 points</text:p>
          </table:table-cell>
          <table:table-cell table:number-columns-repeated="3" table:style-name="ce5"/>
          <table:table-cell office:value-type="string" table:style-name="ce5">
            <text:p>Last 5 points</text:p>
          </table:table-cell>
          <table:table-cell table:number-columns-repeated="3" table:style-name="ce5"/>
          <table:table-cell office:value-type="string" table:style-name="ce5">
            <text:p>Last 7 point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38" draw:style-name="a38" draw:name="Chart 18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39" draw:style-name="a39" draw:name="Chart 19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40" draw:style-name="a40" draw:name="Chart 20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Values less than 6</text:p>
          </table:table-cell>
          <table:table-cell table:number-columns-repeated="3" table:style-name="ce5"/>
          <table:table-cell office:value-type="string" table:style-name="ce5">
            <text:p>Values less than 10</text:p>
          </table:table-cell>
          <table:table-cell table:number-columns-repeated="3" table:style-name="ce5"/>
          <table:table-cell office:value-type="string" table:style-name="ce5">
            <text:p>Values less than 14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3" draw:id="id41" draw:style-name="a41" draw:name="Chart 21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42" draw:style-name="a42" draw:name="Chart 22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43" draw:style-name="a43" draw:name="Chart 23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Values less than 5%</text:p>
          </table:table-cell>
          <table:table-cell table:number-columns-repeated="3" table:style-name="ce5"/>
          <table:table-cell office:value-type="string" table:style-name="ce5">
            <text:p>Values less than 10%</text:p>
          </table:table-cell>
          <table:table-cell table:number-columns-repeated="3" table:style-name="ce5"/>
          <table:table-cell office:value-type="string" table:style-name="ce5">
            <text:p>Values less than 15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6" draw:id="id44" draw:style-name="a44" draw:name="Chart 24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45" draw:style-name="a45" draw:name="Chart 25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46" draw:style-name="a46" draw:name="Chart 26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Manual - all on first pie</text:p>
          </table:table-cell>
          <table:table-cell table:number-columns-repeated="3" table:style-name="ce5"/>
          <table:table-cell office:value-type="string" table:style-name="ce5">
            <text:p>Manual - every second on second pie</text:p>
          </table:table-cell>
          <table:table-cell table:number-columns-repeated="3" table:style-name="ce5"/>
          <table:table-cell office:value-type="string" table:style-name="ce5">
            <text:p>Manual - all on second pi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9" draw:id="id47" draw:style-name="a47" draw:name="Chart 27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48" draw:style-name="a48" draw:name="Chart 28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49" draw:style-name="a49" draw:name="Chart 29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Automatic (last 2 points from 6)</text:p>
          </table:table-cell>
          <table:table-cell table:number-columns-repeated="3" table:style-name="ce5"/>
          <table:table-cell office:value-type="string" table:style-name="ce5">
            <text:p>Automatic (last 3 points from 7)</text:p>
          </table:table-cell>
          <table:table-cell table:number-columns-repeated="3" table:style-name="ce5"/>
          <table:table-cell office:value-type="string" table:style-name="ce5">
            <text:p>Automatic (last 4 points from 10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8" draw:id="id56" draw:style-name="a56" draw:name="Chart 36" svg:x="0.02083in" svg:y="0.02083in" svg:width="3.66667in" svg:height="2.70833in" style:rel-width="scale" style:rel-height="scale">
              <draw:object xlink:href="Object 5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9" draw:id="id57" draw:style-name="a57" draw:name="Chart 37" svg:x="0.02083in" svg:y="0.02083in" svg:width="3.66667in" svg:height="2.70833in" style:rel-width="scale" style:rel-height="scale">
              <draw:object xlink:href="Object 5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0" draw:id="id58" draw:style-name="a58" draw:name="Chart 38" svg:x="0.02083in" svg:y="0.02083in" svg:width="3.66667in" svg:height="2.70833in" style:rel-width="scale" style:rel-height="scale">
              <draw:object xlink:href="Object 5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5 - PI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also used with multiple series)</text:p>
          </table:table-cell>
          <table:table-cell table:number-columns-repeated="3" table:style-name="ce5"/>
          <table:table-cell office:value-type="string" table:style-name="ce5">
            <text:p>VaryColors = off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2" draw:id="id50" draw:style-name="a50" draw:name="Chart 30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51" draw:style-name="a51" draw:name="Chart 31" svg:x="0.02083in" svg:y="0.02083in" svg:width="3.66667in" svg:height="2.70833in" style:rel-width="scale" style:rel-height="scale">
              <draw:object xlink:href="Object 5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4" draw:id="id52" draw:style-name="a52" draw:name="Chart 32" svg:x="0.02083in" svg:y="0.02083in" svg:width="3.66667in" svg:height="2.70833in" style:rel-width="scale" style:rel-height="scale">
              <draw:object xlink:href="Object 5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6 - PIE CONNECTOR LIN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Off</text:p>
          </table:table-cell>
          <table:table-cell table:number-columns-repeated="3" table:style-name="ce5"/>
          <table:table-cell office:value-type="string" table:style-name="ce5">
            <text:p>On</text:p>
          </table:table-cell>
          <table:table-cell table:number-columns-repeated="3" table:style-name="ce5"/>
          <table:table-cell office:value-type="string" table:style-name="ce5">
            <text:p>Red thick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5" draw:id="id53" draw:style-name="a53" draw:name="Chart 33" svg:x="0.02083in" svg:y="0.02083in" svg:width="3.66667in" svg:height="2.70833in" style:rel-width="scale" style:rel-height="scale">
              <draw:object xlink:href="Object 5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6" draw:id="id54" draw:style-name="a54" draw:name="Chart 34" svg:x="0.02083in" svg:y="0.02083in" svg:width="3.66667in" svg:height="2.70833in" style:rel-width="scale" style:rel-height="scale">
              <draw:object xlink:href="Object 5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7" draw:id="id55" draw:style-name="a55" draw:name="Chart 35" svg:x="0.02083in" svg:y="0.02083in" svg:width="3.66667in" svg:height="2.70833in" style:rel-width="scale" style:rel-height="scale">
              <draw:object xlink:href="Object 5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11" table:style-name="ro2">
          <table:table-cell table:number-columns-repeated="16384"/>
        </table:table-row>
      </table:table>
      <table:table table:name="BarOfPie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IE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TWO-DIMENSIONAL BAR-OF-PIE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1 - EXPLOSION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59" draw:style-name="a59" draw:name="Chart 34" svg:x="0.02083in" svg:y="0.02083in" svg:width="3.66667in" svg:height="2.70833in" style:rel-width="scale" style:rel-height="scale">
              <draw:object xlink:href="Object 6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60" draw:style-name="a60" draw:name="Chart 35" svg:x="0.02083in" svg:y="0.02083in" svg:width="3.66667in" svg:height="2.70833in" style:rel-width="scale" style:rel-height="scale">
              <draw:object xlink:href="Object 6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61" draw:style-name="a61" draw:name="Chart 36" svg:x="0.02083in" svg:y="0.02083in" svg:width="3.66667in" svg:height="2.70833in" style:rel-width="scale" style:rel-height="scale">
              <draw:object xlink:href="Object 6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2 - SECONDARY SIZ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2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office:value-type="string" table:style-name="ce6">
            <text:p>2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62" draw:style-name="a62" draw:name="Chart 40" svg:x="0.02083in" svg:y="0.02083in" svg:width="3.66667in" svg:height="2.70833in" style:rel-width="scale" style:rel-height="scale">
              <draw:object xlink:href="Object 6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63" draw:style-name="a63" draw:name="Chart 41" svg:x="0.02083in" svg:y="0.02083in" svg:width="3.66667in" svg:height="2.70833in" style:rel-width="scale" style:rel-height="scale">
              <draw:object xlink:href="Object 6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64" draw:style-name="a64" draw:name="Chart 42" svg:x="0.02083in" svg:y="0.02083in" svg:width="3.66667in" svg:height="2.70833in" style:rel-width="scale" style:rel-height="scale">
              <draw:object xlink:href="Object 6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3 - GAP WIDTH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6">
            <text:p>0%</text:p>
          </table:table-cell>
          <table:table-cell table:number-columns-repeated="3" table:style-name="ce5"/>
          <table:table-cell office:value-type="string" table:style-name="ce6">
            <text:p>100%</text:p>
          </table:table-cell>
          <table:table-cell table:number-columns-repeated="3" table:style-name="ce5"/>
          <table:table-cell office:value-type="string" table:style-name="ce6">
            <text:p>2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65" draw:style-name="a65" draw:name="Chart 46" svg:x="0.02083in" svg:y="0.02083in" svg:width="3.66667in" svg:height="2.70833in" style:rel-width="scale" style:rel-height="scale">
              <draw:object xlink:href="Object 6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66" draw:style-name="a66" draw:name="Chart 47" svg:x="0.02083in" svg:y="0.02083in" svg:width="3.66667in" svg:height="2.70833in" style:rel-width="scale" style:rel-height="scale">
              <draw:object xlink:href="Object 6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67" draw:style-name="a67" draw:name="Chart 48" svg:x="0.02083in" svg:y="0.02083in" svg:width="3.66667in" svg:height="2.70833in" style:rel-width="scale" style:rel-height="scale">
              <draw:object xlink:href="Object 6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4 - SPLIT MOD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Last 3 points</text:p>
          </table:table-cell>
          <table:table-cell table:number-columns-repeated="3" table:style-name="ce5"/>
          <table:table-cell office:value-type="string" table:style-name="ce5">
            <text:p>Last 5 points</text:p>
          </table:table-cell>
          <table:table-cell table:number-columns-repeated="3" table:style-name="ce5"/>
          <table:table-cell office:value-type="string" table:style-name="ce5">
            <text:p>Last 7 point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68" draw:style-name="a68" draw:name="Chart 49" svg:x="0.02083in" svg:y="0.02083in" svg:width="3.66667in" svg:height="2.70833in" style:rel-width="scale" style:rel-height="scale">
              <draw:object xlink:href="Object 6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69" draw:style-name="a69" draw:name="Chart 50" svg:x="0.02083in" svg:y="0.02083in" svg:width="3.66667in" svg:height="2.70833in" style:rel-width="scale" style:rel-height="scale">
              <draw:object xlink:href="Object 7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70" draw:style-name="a70" draw:name="Chart 51" svg:x="0.02083in" svg:y="0.02083in" svg:width="3.66667in" svg:height="2.70833in" style:rel-width="scale" style:rel-height="scale">
              <draw:object xlink:href="Object 7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Values less than 6</text:p>
          </table:table-cell>
          <table:table-cell table:number-columns-repeated="3" table:style-name="ce5"/>
          <table:table-cell office:value-type="string" table:style-name="ce5">
            <text:p>Values less than 10</text:p>
          </table:table-cell>
          <table:table-cell table:number-columns-repeated="3" table:style-name="ce5"/>
          <table:table-cell office:value-type="string" table:style-name="ce5">
            <text:p>Values less than 14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3" draw:id="id71" draw:style-name="a71" draw:name="Chart 52" svg:x="0.02083in" svg:y="0.02083in" svg:width="3.66667in" svg:height="2.70833in" style:rel-width="scale" style:rel-height="scale">
              <draw:object xlink:href="Object 7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72" draw:style-name="a72" draw:name="Chart 53" svg:x="0.02083in" svg:y="0.02083in" svg:width="3.66667in" svg:height="2.70833in" style:rel-width="scale" style:rel-height="scale">
              <draw:object xlink:href="Object 7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73" draw:style-name="a73" draw:name="Chart 54" svg:x="0.02083in" svg:y="0.02083in" svg:width="3.66667in" svg:height="2.70833in" style:rel-width="scale" style:rel-height="scale">
              <draw:object xlink:href="Object 7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Values less than 5%</text:p>
          </table:table-cell>
          <table:table-cell table:number-columns-repeated="3" table:style-name="ce5"/>
          <table:table-cell office:value-type="string" table:style-name="ce5">
            <text:p>Values less than 10%</text:p>
          </table:table-cell>
          <table:table-cell table:number-columns-repeated="3" table:style-name="ce5"/>
          <table:table-cell office:value-type="string" table:style-name="ce5">
            <text:p>Values less than 15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6" draw:id="id74" draw:style-name="a74" draw:name="Chart 55" svg:x="0.02083in" svg:y="0.02083in" svg:width="3.66667in" svg:height="2.70833in" style:rel-width="scale" style:rel-height="scale">
              <draw:object xlink:href="Object 7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75" draw:style-name="a75" draw:name="Chart 56" svg:x="0.02083in" svg:y="0.02083in" svg:width="3.66667in" svg:height="2.70833in" style:rel-width="scale" style:rel-height="scale">
              <draw:object xlink:href="Object 7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76" draw:style-name="a76" draw:name="Chart 57" svg:x="0.02083in" svg:y="0.02083in" svg:width="3.66667in" svg:height="2.70833in" style:rel-width="scale" style:rel-height="scale">
              <draw:object xlink:href="Object 7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Manual - all on first pie</text:p>
          </table:table-cell>
          <table:table-cell table:number-columns-repeated="3" table:style-name="ce5"/>
          <table:table-cell office:value-type="string" table:style-name="ce5">
            <text:p>Manual - every second on second pie</text:p>
          </table:table-cell>
          <table:table-cell table:number-columns-repeated="3" table:style-name="ce5"/>
          <table:table-cell office:value-type="string" table:style-name="ce5">
            <text:p>Manual - all on second pi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9" draw:id="id77" draw:style-name="a77" draw:name="Chart 58" svg:x="0.02083in" svg:y="0.02083in" svg:width="3.66667in" svg:height="2.70833in" style:rel-width="scale" style:rel-height="scale">
              <draw:object xlink:href="Object 7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78" draw:style-name="a78" draw:name="Chart 59" svg:x="0.02083in" svg:y="0.02083in" svg:width="3.66667in" svg:height="2.70833in" style:rel-width="scale" style:rel-height="scale">
              <draw:object xlink:href="Object 7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79" draw:style-name="a79" draw:name="Chart 60" svg:x="0.02083in" svg:y="0.02083in" svg:width="3.66667in" svg:height="2.70833in" style:rel-width="scale" style:rel-height="scale">
              <draw:object xlink:href="Object 8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Automatic (last 2 points from 6)</text:p>
          </table:table-cell>
          <table:table-cell table:number-columns-repeated="3" table:style-name="ce5"/>
          <table:table-cell office:value-type="string" table:style-name="ce5">
            <text:p>Automatic (last 3 points from 7)</text:p>
          </table:table-cell>
          <table:table-cell table:number-columns-repeated="3" table:style-name="ce5"/>
          <table:table-cell office:value-type="string" table:style-name="ce5">
            <text:p>Automatic (last 4 points from 10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8" draw:id="id86" draw:style-name="a86" draw:name="Chart 67" svg:x="0.02083in" svg:y="0.02083in" svg:width="3.66667in" svg:height="2.70833in" style:rel-width="scale" style:rel-height="scale">
              <draw:object xlink:href="Object 8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9" draw:id="id87" draw:style-name="a87" draw:name="Chart 68" svg:x="0.02083in" svg:y="0.02083in" svg:width="3.66667in" svg:height="2.70833in" style:rel-width="scale" style:rel-height="scale">
              <draw:object xlink:href="Object 8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0" draw:id="id88" draw:style-name="a88" draw:name="Chart 69" svg:x="0.02083in" svg:y="0.02083in" svg:width="3.66667in" svg:height="2.70833in" style:rel-width="scale" style:rel-height="scale">
              <draw:object xlink:href="Object 8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5 - PIE FORMATTING PROPERTI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VaryColors = on</text:p>
          </table:table-cell>
          <table:table-cell table:number-columns-repeated="3" table:style-name="ce5"/>
          <table:table-cell office:value-type="string" table:style-name="ce5">
            <text:p>VaryColors = on (also used with multiple series)</text:p>
          </table:table-cell>
          <table:table-cell table:number-columns-repeated="3" table:style-name="ce5"/>
          <table:table-cell office:value-type="string" table:style-name="ce5">
            <text:p>VaryColors = off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2" draw:id="id80" draw:style-name="a80" draw:name="Chart 61" svg:x="0.02083in" svg:y="0.02083in" svg:width="3.66667in" svg:height="2.70833in" style:rel-width="scale" style:rel-height="scale">
              <draw:object xlink:href="Object 8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81" draw:style-name="a81" draw:name="Chart 62" svg:x="0.02083in" svg:y="0.02083in" svg:width="3.66667in" svg:height="2.70833in" style:rel-width="scale" style:rel-height="scale">
              <draw:object xlink:href="Object 8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4" draw:id="id82" draw:style-name="a82" draw:name="Chart 63" svg:x="0.02083in" svg:y="0.02083in" svg:width="3.66667in" svg:height="2.70833in" style:rel-width="scale" style:rel-height="scale">
              <draw:object xlink:href="Object 8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6 - PIE CONNECTOR LIN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Off</text:p>
          </table:table-cell>
          <table:table-cell table:number-columns-repeated="3" table:style-name="ce5"/>
          <table:table-cell office:value-type="string" table:style-name="ce5">
            <text:p>On</text:p>
          </table:table-cell>
          <table:table-cell table:number-columns-repeated="3" table:style-name="ce5"/>
          <table:table-cell office:value-type="string" table:style-name="ce5">
            <text:p>Red thick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5" draw:id="id83" draw:style-name="a83" draw:name="Chart 64" svg:x="0.02083in" svg:y="0.02083in" svg:width="3.66667in" svg:height="2.70833in" style:rel-width="scale" style:rel-height="scale">
              <draw:object xlink:href="Object 8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6" draw:id="id84" draw:style-name="a84" draw:name="Chart 65" svg:x="0.02083in" svg:y="0.02083in" svg:width="3.66667in" svg:height="2.70833in" style:rel-width="scale" style:rel-height="scale">
              <draw:object xlink:href="Object 8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7" draw:id="id85" draw:style-name="a85" draw:name="Chart 66" svg:x="0.02083in" svg:y="0.02083in" svg:width="3.66667in" svg:height="2.70833in" style:rel-width="scale" style:rel-height="scale">
              <draw:object xlink:href="Object 8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11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PIE CHART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6 - SOURCE DAT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5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6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7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8</text:p>
          </table:table-cell>
          <table:table-cell office:value-type="float" office:value="16" table:style-name="ce1">
            <text:p>1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9</text:p>
          </table:table-cell>
          <table:table-cell office:value-type="float" office:value="18" table:style-name="ce1">
            <text:p>1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10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4-21T09:27:47Z</meta:creation-date>
    <dc:date>2014-02-28T09:59:1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1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1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10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10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315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74306394560334421 0.66446324905740195 -7.9652767663594803E-2 -0.39713343902554066 0.342019300324991 -0.85165006300296331 -0.53864738405763823 0.66446323363846382 0.5180227859762337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45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53864743578626451 -0.66446318738164667 -0.51802279152128472 -0.39713343902554066 0.342019300324991 -0.85165006300296331 0.74306390810523748 0.66446329531421489 -7.9652731601277393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4f81bd" draw:opacity="100%" draw:stroke="solid" svg:stroke-width="0.01042in" svg:stroke-color="#95b3d7" svg:stroke-opacity="100%"/>
    </style:style>
    <style:style style:family="chart" style:name="G0S0P3">
      <style:graphic-properties draw:fill="solid" draw:fill-color="#4f81bd" draw:opacity="100%" draw:stroke="solid" svg:stroke-width="0.01042in" svg:stroke-color="#95b3d7" svg:stroke-opacity="100%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1042in" svg:stroke-color="#95b3d7" svg:stroke-opacity="100%"/>
    </style:style>
    <style:style style:family="chart" style:name="G0S0P0">
      <style:graphic-properties draw:fill="solid" draw:fill-color="#4f81bd" draw:opacity="100%" draw:stroke="solid" svg:stroke-width="0.01042in" svg:stroke-color="#95b3d7" svg:stroke-opacity="100%"/>
    </style:style>
    <style:style style:family="chart" style:name="G0S0P1">
      <style:graphic-properties draw:fill="solid" draw:fill-color="#4f81bd" draw:opacity="100%" draw:stroke="solid" svg:stroke-width="0.01042in" svg:stroke-color="#95b3d7" svg:stroke-opacity="100%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1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1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1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10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315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45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1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9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1042in" svg:stroke-color="#95b3d7" svg:stroke-opacity="100%"/>
    </style:style>
    <style:style style:family="chart" style:name="G0S0P1">
      <style:graphic-properties draw:fill="solid" draw:fill-color="#4f81bd" draw:opacity="100%" draw:stroke="solid" svg:stroke-width="0.01042in" svg:stroke-color="#95b3d7" svg:stroke-opacity="100%"/>
    </style:style>
    <style:style style:family="chart" style:name="G0S0P2">
      <style:graphic-properties draw:fill="solid" draw:fill-color="#4f81bd" draw:opacity="100%" draw:stroke="solid" svg:stroke-width="0.01042in" svg:stroke-color="#95b3d7" svg:stroke-opacity="100%"/>
    </style:style>
    <style:style style:family="chart" style:name="G0S0P3">
      <style:graphic-properties draw:fill="solid" draw:fill-color="#4f81bd" draw:opacity="100%" draw:stroke="solid" svg:stroke-width="0.01042in" svg:stroke-color="#95b3d7" svg:stroke-opacity="100%"/>
    </style:style>
    <style:style style:family="chart" style:name="G0S2P0">
      <style:graphic-properties draw:fill="solid" draw:fill-color="#9bbb59" draw:opacity="100%" draw:stroke="solid" svg:stroke-width="0.01042in" svg:stroke-color="#c3d69b" svg:stroke-opacity="100%"/>
    </style:style>
    <style:style style:family="chart" style:name="G0S2P1">
      <style:graphic-properties draw:fill="solid" draw:fill-color="#9bbb59" draw:opacity="100%" draw:stroke="solid" svg:stroke-width="0.01042in" svg:stroke-color="#c3d69b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1042in" svg:stroke-color="#95b3d7" svg:stroke-opacity="100%"/>
    </style:style>
    <style:style style:family="chart" style:name="G0S2P2">
      <style:graphic-properties draw:fill="solid" draw:fill-color="#9bbb59" draw:opacity="100%" draw:stroke="solid" svg:stroke-width="0.01042in" svg:stroke-color="#c3d69b" svg:stroke-opacity="100%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solid" svg:stroke-width="0.01042in" svg:stroke-color="#d99694" svg:stroke-opacity="100%"/>
    </style:style>
    <style:style style:family="chart" style:name="G0S2P3">
      <style:graphic-properties draw:fill="solid" draw:fill-color="#9bbb59" draw:opacity="100%" draw:stroke="solid" svg:stroke-width="0.01042in" svg:stroke-color="#c3d69b" svg:stroke-opacity="100%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solid" svg:stroke-width="0.01042in" svg:stroke-color="#c3d69b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c0504d" draw:opacity="100%" draw:stroke="solid" svg:stroke-width="0.01042in" svg:stroke-color="#d99694" svg:stroke-opacity="100%"/>
    </style:style>
    <style:style style:family="chart" style:name="G0S1P1">
      <style:graphic-properties draw:fill="solid" draw:fill-color="#c0504d" draw:opacity="100%" draw:stroke="solid" svg:stroke-width="0.01042in" svg:stroke-color="#d99694" svg:stroke-opacity="100%"/>
    </style:style>
    <style:style style:family="chart" style:name="G0S1P2">
      <style:graphic-properties draw:fill="solid" draw:fill-color="#c0504d" draw:opacity="100%" draw:stroke="solid" svg:stroke-width="0.01042in" svg:stroke-color="#d99694" svg:stroke-opacity="100%"/>
    </style:style>
    <style:style style:family="chart" style:name="G0S1P3">
      <style:graphic-properties draw:fill="solid" draw:fill-color="#c0504d" draw:opacity="100%" draw:stroke="solid" svg:stroke-width="0.01042in" svg:stroke-color="#d99694" svg:stroke-opacity="100%"/>
    </style: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10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10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1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1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10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10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315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true" chart:pie-offset="0" chart:solid-type="cuboid"/>
      <style:graphic-properties draw:fill="solid" draw:fill-color="#c0504d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G0S0P9">
      <style:graphic-properties draw:fill="solid" draw:fill-color="#a99bbd" draw:opacity="100%" draw:stroke="none"/>
    </style:style>
    <style:style style:family="chart" style:name="G0S1P0">
      <style:graphic-properties draw:fill="solid" draw:fill-color="#4572a7" draw:opacity="100%" draw:stroke="non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1P3">
      <style:graphic-properties draw:fill="solid" draw:fill-color="#71588f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G0S1P4">
      <style:graphic-properties draw:fill="solid" draw:fill-color="#4198af" draw:opacity="100%" draw:stroke="none"/>
    </style:style>
    <style:style style:family="chart" style:name="G0S0P10">
      <style:graphic-properties draw:fill="solid" draw:fill-color="#91c3d5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</chart:series>
          <chart:wall chart:style-name="Wal0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1042in" svg:stroke-color="#95b3d7" svg:stroke-opacity="100%"/>
    </style:style>
    <style:style style:family="chart" style:name="G0S0P1">
      <style:graphic-properties draw:fill="solid" draw:fill-color="#4f81bd" draw:opacity="100%" draw:stroke="solid" svg:stroke-width="0.01042in" svg:stroke-color="#95b3d7" svg:stroke-opacity="100%"/>
    </style:style>
    <style:style style:family="chart" style:name="G0S0P2">
      <style:graphic-properties draw:fill="solid" draw:fill-color="#4f81bd" draw:opacity="100%" draw:stroke="solid" svg:stroke-width="0.01042in" svg:stroke-color="#95b3d7" svg:stroke-opacity="100%"/>
    </style:style>
    <style:style style:family="chart" style:name="G0S0P3">
      <style:graphic-properties draw:fill="solid" draw:fill-color="#4f81bd" draw:opacity="100%" draw:stroke="solid" svg:stroke-width="0.01042in" svg:stroke-color="#95b3d7" svg:stroke-opacity="100%"/>
    </style:style>
    <style:style style:family="chart" style:name="G0S0P4">
      <style:graphic-properties draw:fill="solid" draw:fill-color="#4f81bd" draw:opacity="100%" draw:stroke="solid" svg:stroke-width="0.01042in" svg:stroke-color="#95b3d7" svg:stroke-opacity="100%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solid" svg:stroke-width="0.01042in" svg:stroke-color="#95b3d7" svg:stroke-opacity="100%"/>
    </style:style>
    <style:style style:family="chart" style:name="G0S0P5">
      <style:graphic-properties draw:fill="solid" draw:fill-color="#4f81bd" draw:opacity="100%" draw:stroke="solid" svg:stroke-width="0.01042in" svg:stroke-color="#95b3d7" svg:stroke-opacity="100%"/>
    </style:style>
    <style:style style:family="chart" style:name="G0S0P6">
      <style:graphic-properties draw:fill="solid" draw:fill-color="#4f81bd" draw:opacity="100%" draw:stroke="solid" svg:stroke-width="0.01042in" svg:stroke-color="#95b3d7" svg:stroke-opacity="100%"/>
    </style:style>
    <style:style style:family="chart" style:name="G0S0P7">
      <style:graphic-properties draw:fill="solid" draw:fill-color="#4f81bd" draw:opacity="100%" draw:stroke="solid" svg:stroke-width="0.01042in" svg:stroke-color="#95b3d7" svg:stroke-opacity="100%"/>
    </style:style>
    <style:style style:family="chart" style:name="G0S0P8">
      <style:graphic-properties draw:fill="solid" draw:fill-color="#4f81bd" draw:opacity="100%" draw:stroke="solid" svg:stroke-width="0.01042in" svg:stroke-color="#95b3d7" svg:stroke-opacity="100%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4f81bd" draw:opacity="100%" draw:stroke="solid" svg:stroke-width="0.01042in" svg:stroke-color="#95b3d7" svg:stroke-opacity="100%"/>
    </style:style>
    <style:style style:family="chart" style:name="G0S0P10">
      <style:graphic-properties draw:fill="solid" draw:fill-color="#4f81bd" draw:opacity="100%" draw:stroke="solid" svg:stroke-width="0.01042in" svg:stroke-color="#95b3d7" svg:stroke-opacity="100%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0"/>
          </chart:axis>
          <chart:axis chart:dimension="y"/>
          <chart:series chart:label-cell-address="SourceData.$B$4" chart:values-cell-range-address="SourceData.$B$5:.$B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5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1">
      <style:graphic-properties draw:fill="solid" draw:fill-color="#aa4643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1"/>
          </chart:axis>
          <chart:axis chart:dimension="y"/>
          <chart:series chart:label-cell-address="SourceData.$B$4" chart:values-cell-range-address="SourceData.$B$5:.$B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5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5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45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1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1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10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10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6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7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true" chart:pie-offset="0" chart:solid-type="cuboid"/>
      <style:graphic-properties draw:fill="solid" draw:fill-color="#c0504d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G0S0P9">
      <style:graphic-properties draw:fill="solid" draw:fill-color="#a99bbd" draw:opacity="100%" draw:stroke="none"/>
    </style:style>
    <style:style style:family="chart" style:name="G0S1P0">
      <style:graphic-properties draw:fill="solid" draw:fill-color="#4572a7" draw:opacity="100%" draw:stroke="none"/>
    </style:style>
    <style:style style:family="chart" style:name="G0S1P1">
      <style:graphic-properties draw:fill="solid" draw:fill-color="#aa4643" draw:opacity="100%" draw:stroke="none"/>
    </style:style>
    <style:style style:family="chart" style:name="G0S1P2">
      <style:graphic-properties draw:fill="solid" draw:fill-color="#89a54e" draw:opacity="100%" draw:stroke="none"/>
    </style:style>
    <style:style style:family="chart" style:name="G0S1P3">
      <style:graphic-properties draw:fill="solid" draw:fill-color="#71588f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G0S1P4">
      <style:graphic-properties draw:fill="solid" draw:fill-color="#4198af" draw:opacity="100%" draw:stroke="none"/>
    </style:style>
    <style:style style:family="chart" style:name="G0S0P10">
      <style:graphic-properties draw:fill="solid" draw:fill-color="#91c3d5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</chart:series>
          <chart:wall chart:style-name="Wal0"/>
        </chart:plot-area>
      </chart:chart>
    </office:chart>
  </office:body>
</office:document-content>
</file>

<file path=Object 8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1042in" svg:stroke-color="#95b3d7" svg:stroke-opacity="100%"/>
    </style:style>
    <style:style style:family="chart" style:name="G0S0P1">
      <style:graphic-properties draw:fill="solid" draw:fill-color="#4f81bd" draw:opacity="100%" draw:stroke="solid" svg:stroke-width="0.01042in" svg:stroke-color="#95b3d7" svg:stroke-opacity="100%"/>
    </style:style>
    <style:style style:family="chart" style:name="G0S0P2">
      <style:graphic-properties draw:fill="solid" draw:fill-color="#4f81bd" draw:opacity="100%" draw:stroke="solid" svg:stroke-width="0.01042in" svg:stroke-color="#95b3d7" svg:stroke-opacity="100%"/>
    </style:style>
    <style:style style:family="chart" style:name="G0S0P3">
      <style:graphic-properties draw:fill="solid" draw:fill-color="#4f81bd" draw:opacity="100%" draw:stroke="solid" svg:stroke-width="0.01042in" svg:stroke-color="#95b3d7" svg:stroke-opacity="100%"/>
    </style:style>
    <style:style style:family="chart" style:name="G0S0P4">
      <style:graphic-properties draw:fill="solid" draw:fill-color="#4f81bd" draw:opacity="100%" draw:stroke="solid" svg:stroke-width="0.01042in" svg:stroke-color="#95b3d7" svg:stroke-opacity="100%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solid" svg:stroke-width="0.01042in" svg:stroke-color="#95b3d7" svg:stroke-opacity="100%"/>
    </style:style>
    <style:style style:family="chart" style:name="G0S0P5">
      <style:graphic-properties draw:fill="solid" draw:fill-color="#4f81bd" draw:opacity="100%" draw:stroke="solid" svg:stroke-width="0.01042in" svg:stroke-color="#95b3d7" svg:stroke-opacity="100%"/>
    </style:style>
    <style:style style:family="chart" style:name="G0S0P6">
      <style:graphic-properties draw:fill="solid" draw:fill-color="#4f81bd" draw:opacity="100%" draw:stroke="solid" svg:stroke-width="0.01042in" svg:stroke-color="#95b3d7" svg:stroke-opacity="100%"/>
    </style:style>
    <style:style style:family="chart" style:name="G0S0P7">
      <style:graphic-properties draw:fill="solid" draw:fill-color="#4f81bd" draw:opacity="100%" draw:stroke="solid" svg:stroke-width="0.01042in" svg:stroke-color="#95b3d7" svg:stroke-opacity="100%"/>
    </style:style>
    <style:style style:family="chart" style:name="G0S0P8">
      <style:graphic-properties draw:fill="solid" draw:fill-color="#4f81bd" draw:opacity="100%" draw:stroke="solid" svg:stroke-width="0.01042in" svg:stroke-color="#95b3d7" svg:stroke-opacity="100%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4f81bd" draw:opacity="100%" draw:stroke="solid" svg:stroke-width="0.01042in" svg:stroke-color="#95b3d7" svg:stroke-opacity="100%"/>
    </style:style>
    <style:style style:family="chart" style:name="G0S0P10">
      <style:graphic-properties draw:fill="solid" draw:fill-color="#4f81bd" draw:opacity="100%" draw:stroke="solid" svg:stroke-width="0.01042in" svg:stroke-color="#95b3d7" svg:stroke-opacity="100%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0"/>
          </chart:axis>
          <chart:axis chart:dimension="y"/>
          <chart:series chart:label-cell-address="SourceData.$B$4" chart:values-cell-range-address="SourceData.$B$5:.$B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8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1">
      <style:graphic-properties draw:fill="solid" draw:fill-color="#aa4643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1"/>
          </chart:axis>
          <chart:axis chart:dimension="y"/>
          <chart:series chart:label-cell-address="SourceData.$B$4" chart:values-cell-range-address="SourceData.$B$5:.$B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8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">
      <style:chart-properties chart:symbol-type="none" chart:connect-bars="true" chart:pie-offset="0" chart:solid-type="cuboid"/>
      <style:graphic-properties draw:fill="solid" draw:fill-color="#4f81bd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P8">
      <style:graphic-properties draw:fill="solid" draw:fill-color="#b9cd96" draw:opacity="100%" draw:stroke="none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a99bbd" draw:opacity="100%" draw:stroke="none"/>
    </style:style>
    <style:style style:family="chart" style:name="G0S0P10">
      <style:graphic-properties draw:fill="solid" draw:fill-color="#91c3d5" draw:opacity="100%" draw:stroke="none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14"/>
          </chart:axis>
          <chart:axis chart:dimension="y"/>
          <chart:series chart:label-cell-address="SourceData.$B$4" chart:values-cell-range-address="SourceData.$B$5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8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4f81bd" draw:opacity="100%" draw:stroke="solid" svg:stroke-width="0.01042in" svg:stroke-color="#95b3d7" svg:stroke-opacity="100%"/>
    </style:style>
    <style:style style:family="chart" style:name="G0S0P3">
      <style:graphic-properties draw:fill="solid" draw:fill-color="#4f81bd" draw:opacity="100%" draw:stroke="solid" svg:stroke-width="0.01042in" svg:stroke-color="#95b3d7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1042in" svg:stroke-color="#95b3d7" svg:stroke-opacity="100%"/>
    </style:style>
    <style:style style:family="chart" style:name="G0S0P0">
      <style:graphic-properties draw:fill="solid" draw:fill-color="#4f81bd" draw:opacity="100%" draw:stroke="solid" svg:stroke-width="0.01042in" svg:stroke-color="#95b3d7" svg:stroke-opacity="100%"/>
    </style:style>
    <style:style style:family="chart" style:name="G0S0P1">
      <style:graphic-properties draw:fill="solid" draw:fill-color="#4f81bd" draw:opacity="100%" draw:stroke="solid" svg:stroke-width="0.01042in" svg:stroke-color="#95b3d7" svg:stroke-opacity="100%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